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4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fd9d9" officeooo:paragraph-rsid="008fd9d9"/>
    </style:style>
    <style:style style:name="P4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4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4f2a7" officeooo:paragraph-rsid="0094f2a7"/>
    </style:style>
    <style:style style:name="P4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924b3" officeooo:paragraph-rsid="009924b3"/>
    </style:style>
    <style:style style:name="P4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9ad830" officeooo:paragraph-rsid="009ad830"/>
    </style:style>
    <style:style style:name="P4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ad830" officeooo:paragraph-rsid="009ad830"/>
    </style:style>
    <style:style style:name="P50" style:family="paragraph" style:parent-style-name="List_20_Paragraph">
      <style:paragraph-properties fo:text-align="start" style:justify-single-word="false"/>
      <style:text-properties officeooo:rsid="009ad830" officeooo:paragraph-rsid="009ad830"/>
    </style:style>
    <style:style style:name="P5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b1baa" officeooo:paragraph-rsid="009b1baa"/>
    </style:style>
    <style:style style:name="P52" style:family="paragraph" style:parent-style-name="List_20_Paragraph" style:list-style-name="L1">
      <style:paragraph-properties fo:text-align="start" style:justify-single-word="false"/>
      <style:text-properties officeooo:rsid="009b1baa" officeooo:paragraph-rsid="009b1baa"/>
    </style:style>
    <style:style style:name="P53" style:family="paragraph" style:parent-style-name="List_20_Paragraph" style:list-style-name="L1">
      <style:paragraph-properties fo:text-align="start" style:justify-single-word="false"/>
      <style:text-properties officeooo:rsid="009c5da6" officeooo:paragraph-rsid="009c5da6"/>
    </style:style>
    <style:style style:name="P54" style:family="paragraph" style:parent-style-name="List_20_Paragraph" style:list-style-name="L2">
      <style:paragraph-properties fo:text-align="start" style:justify-single-word="false"/>
      <style:text-properties officeooo:rsid="009ad830" officeooo:paragraph-rsid="009ad830"/>
    </style:style>
    <style:style style:name="P5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9ad830" officeooo:paragraph-rsid="009ad830"/>
    </style:style>
    <style:style style:name="P56" style:family="paragraph" style:parent-style-name="List_20_Paragraph" style:list-style-name="L3">
      <style:paragraph-properties fo:text-align="start" style:justify-single-word="false"/>
      <style:text-properties officeooo:rsid="009924b3" officeooo:paragraph-rsid="009924b3"/>
    </style:style>
    <style:style style:name="P57" style:family="paragraph" style:parent-style-name="List_20_Paragraph" style:list-style-name="L4">
      <style:paragraph-properties fo:text-align="start" style:justify-single-word="false"/>
      <style:text-properties officeooo:rsid="0094f2a7" officeooo:paragraph-rsid="0094f2a7"/>
    </style:style>
    <style:style style:name="P58" style:family="paragraph" style:parent-style-name="List_20_Paragraph" style:list-style-name="L4">
      <style:paragraph-properties fo:text-align="start" style:justify-single-word="false"/>
      <style:text-properties officeooo:rsid="009831f6" officeooo:paragraph-rsid="009831f6"/>
    </style:style>
    <style:style style:name="P59" style:family="paragraph" style:parent-style-name="List_20_Paragraph" style:list-style-name="L5">
      <style:paragraph-properties fo:text-align="start" style:justify-single-word="false"/>
      <style:text-properties officeooo:rsid="0091ad06" officeooo:paragraph-rsid="0091ad06"/>
    </style:style>
    <style:style style:name="P60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61" style:family="paragraph" style:parent-style-name="List_20_Paragraph" style:list-style-name="L5">
      <style:paragraph-properties fo:text-align="start" style:justify-single-word="false"/>
      <style:text-properties officeooo:rsid="009497bc" officeooo:paragraph-rsid="009497bc"/>
    </style:style>
    <style:style style:name="P62" style:family="paragraph" style:parent-style-name="List_20_Paragraph" style:list-style-name="L6">
      <style:paragraph-properties fo:text-align="start" style:justify-single-word="false"/>
      <style:text-properties officeooo:rsid="008fd9d9" officeooo:paragraph-rsid="008fd9d9"/>
    </style:style>
    <style:style style:name="P63" style:family="paragraph" style:parent-style-name="List_20_Paragraph" style:list-style-name="L7">
      <style:paragraph-properties fo:text-align="start" style:justify-single-word="false"/>
      <style:text-properties officeooo:rsid="008a7a05" officeooo:paragraph-rsid="008a7a05"/>
    </style:style>
    <style:style style:name="P64" style:family="paragraph" style:parent-style-name="List_20_Paragraph" style:list-style-name="L7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65" style:family="paragraph" style:parent-style-name="List_20_Paragraph" style:list-style-name="L7">
      <style:paragraph-properties fo:text-align="start" style:justify-single-word="false"/>
      <style:text-properties officeooo:rsid="008da8e9" officeooo:paragraph-rsid="008da8e9"/>
    </style:style>
    <style:style style:name="P66" style:family="paragraph" style:parent-style-name="List_20_Paragraph" style:list-style-name="L8">
      <style:paragraph-properties fo:text-align="start" style:justify-single-word="false"/>
      <style:text-properties officeooo:rsid="00811bdb" officeooo:paragraph-rsid="00811bdb"/>
    </style:style>
    <style:style style:name="P67" style:family="paragraph" style:parent-style-name="List_20_Paragraph" style:list-style-name="L8">
      <style:paragraph-properties fo:text-align="start" style:justify-single-word="false"/>
      <style:text-properties officeooo:rsid="00822f8e" officeooo:paragraph-rsid="00822f8e"/>
    </style:style>
    <style:style style:name="P68" style:family="paragraph" style:parent-style-name="List_20_Paragraph" style:list-style-name="L8">
      <style:paragraph-properties fo:text-align="start" style:justify-single-word="false"/>
      <style:text-properties officeooo:rsid="00841c09" officeooo:paragraph-rsid="00841c09"/>
    </style:style>
    <style:style style:name="P69" style:family="paragraph" style:parent-style-name="List_20_Paragraph" style:list-style-name="L9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70" style:family="paragraph" style:parent-style-name="List_20_Paragraph" style:list-style-name="L10">
      <style:paragraph-properties fo:text-align="start" style:justify-single-word="false"/>
      <style:text-properties officeooo:rsid="007dfe7c" officeooo:paragraph-rsid="007dfe7c"/>
    </style:style>
    <style:style style:name="P71" style:family="paragraph" style:parent-style-name="List_20_Paragraph" style:list-style-name="L11">
      <style:paragraph-properties fo:text-align="start" style:justify-single-word="false"/>
      <style:text-properties officeooo:rsid="0078e705" officeooo:paragraph-rsid="0078e705"/>
    </style:style>
    <style:style style:name="P72" style:family="paragraph" style:parent-style-name="List_20_Paragraph" style:list-style-name="L12"/>
    <style:style style:name="P73" style:family="paragraph" style:parent-style-name="List_20_Paragraph" style:list-style-name="L13">
      <style:paragraph-properties fo:text-align="start" style:justify-single-word="false"/>
      <style:text-properties officeooo:rsid="0078b99f" officeooo:paragraph-rsid="0078b99f"/>
    </style:style>
    <style:style style:name="P74" style:family="paragraph" style:parent-style-name="List_20_Paragraph" style:list-style-name="L14">
      <style:paragraph-properties fo:text-align="start" style:justify-single-word="false"/>
      <style:text-properties officeooo:rsid="00757187" officeooo:paragraph-rsid="00757187"/>
    </style:style>
    <style:style style:name="P75" style:family="paragraph" style:parent-style-name="List_20_Paragraph" style:list-style-name="L14">
      <style:paragraph-properties fo:text-align="start" style:justify-single-word="false"/>
      <style:text-properties officeooo:rsid="0076cfd9" officeooo:paragraph-rsid="0076cfd9"/>
    </style:style>
    <style:style style:name="P76" style:family="paragraph" style:parent-style-name="List_20_Paragraph" style:list-style-name="L15">
      <style:paragraph-properties fo:text-align="start" style:justify-single-word="false"/>
      <style:text-properties officeooo:rsid="00740005" officeooo:paragraph-rsid="00740005"/>
    </style:style>
    <style:style style:name="P77" style:family="paragraph" style:parent-style-name="List_20_Paragraph" style:list-style-name="L16">
      <style:paragraph-properties fo:text-align="start" style:justify-single-word="false"/>
      <style:text-properties officeooo:rsid="006fcdab" officeooo:paragraph-rsid="006fcdab"/>
    </style:style>
    <style:style style:name="P78" style:family="paragraph" style:parent-style-name="List_20_Paragraph" style:list-style-name="L16">
      <style:paragraph-properties fo:text-align="start" style:justify-single-word="false"/>
      <style:text-properties officeooo:rsid="0070744e" officeooo:paragraph-rsid="0070744e"/>
    </style:style>
    <style:style style:name="P79" style:family="paragraph" style:parent-style-name="List_20_Paragraph" style:list-style-name="L16">
      <style:paragraph-properties fo:text-align="start" style:justify-single-word="false"/>
      <style:text-properties officeooo:rsid="0071eb93" officeooo:paragraph-rsid="0071eb93"/>
    </style:style>
    <style:style style:name="P80" style:family="paragraph" style:parent-style-name="List_20_Paragraph" style:list-style-name="L17">
      <style:paragraph-properties fo:text-align="start" style:justify-single-word="false"/>
      <style:text-properties officeooo:rsid="006cdce2" officeooo:paragraph-rsid="006cdce2"/>
    </style:style>
    <style:style style:name="P81" style:family="paragraph" style:parent-style-name="List_20_Paragraph" style:list-style-name="L18">
      <style:paragraph-properties fo:text-align="start" style:justify-single-word="false"/>
      <style:text-properties officeooo:rsid="005f32b3" officeooo:paragraph-rsid="005f32b3"/>
    </style:style>
    <style:style style:name="P82" style:family="paragraph" style:parent-style-name="List_20_Paragraph" style:list-style-name="L18">
      <style:paragraph-properties fo:text-align="start" style:justify-single-word="false"/>
      <style:text-properties officeooo:rsid="0062ec45" officeooo:paragraph-rsid="0062ec45"/>
    </style:style>
    <style:style style:name="P83" style:family="paragraph" style:parent-style-name="List_20_Paragraph" style:list-style-name="L18">
      <style:paragraph-properties fo:text-align="start" style:justify-single-word="false"/>
      <style:text-properties officeooo:rsid="00606dcf" officeooo:paragraph-rsid="00606dcf"/>
    </style:style>
    <style:style style:name="P84" style:family="paragraph" style:parent-style-name="List_20_Paragraph" style:list-style-name="L18">
      <style:paragraph-properties fo:text-align="start" style:justify-single-word="false"/>
      <style:text-properties officeooo:rsid="0062192b" officeooo:paragraph-rsid="0062192b"/>
    </style:style>
    <style:style style:name="P85" style:family="paragraph" style:parent-style-name="List_20_Paragraph" style:list-style-name="L18">
      <style:paragraph-properties fo:text-align="start" style:justify-single-word="false"/>
      <style:text-properties officeooo:rsid="006699f0" officeooo:paragraph-rsid="006699f0"/>
    </style:style>
    <style:style style:name="P86" style:family="paragraph" style:parent-style-name="List_20_Paragraph" style:list-style-name="L19">
      <style:paragraph-properties fo:text-align="start" style:justify-single-word="false"/>
      <style:text-properties officeooo:rsid="005a11fe" officeooo:paragraph-rsid="005a11fe"/>
    </style:style>
    <style:style style:name="P87" style:family="paragraph" style:parent-style-name="List_20_Paragraph" style:list-style-name="L19">
      <style:paragraph-properties fo:text-align="start" style:justify-single-word="false"/>
      <style:text-properties officeooo:rsid="005b1bef" officeooo:paragraph-rsid="005b1bef"/>
    </style:style>
    <style:style style:name="P88" style:family="paragraph" style:parent-style-name="List_20_Paragraph" style:list-style-name="L19">
      <style:paragraph-properties fo:text-align="start" style:justify-single-word="false"/>
      <style:text-properties officeooo:rsid="005b9576" officeooo:paragraph-rsid="005b9576"/>
    </style:style>
    <style:style style:name="P89" style:family="paragraph" style:parent-style-name="List_20_Paragraph" style:list-style-name="L19">
      <style:paragraph-properties fo:text-align="start" style:justify-single-word="false"/>
      <style:text-properties officeooo:rsid="005c33c6" officeooo:paragraph-rsid="005c33c6"/>
    </style:style>
    <style:style style:name="P90" style:family="paragraph" style:parent-style-name="List_20_Paragraph" style:list-style-name="L20">
      <style:paragraph-properties fo:text-align="start" style:justify-single-word="false"/>
      <style:text-properties officeooo:rsid="005118d4" officeooo:paragraph-rsid="005118d4"/>
    </style:style>
    <style:style style:name="P91" style:family="paragraph" style:parent-style-name="List_20_Paragraph" style:list-style-name="L20">
      <style:paragraph-properties fo:text-align="start" style:justify-single-word="false"/>
      <style:text-properties officeooo:rsid="00512b09" officeooo:paragraph-rsid="00512b09"/>
    </style:style>
    <style:style style:name="P92" style:family="paragraph" style:parent-style-name="List_20_Paragraph" style:list-style-name="L20">
      <style:paragraph-properties fo:text-align="start" style:justify-single-word="false"/>
      <style:text-properties officeooo:rsid="0052102c" officeooo:paragraph-rsid="0052102c"/>
    </style:style>
    <style:style style:name="P93" style:family="paragraph" style:parent-style-name="List_20_Paragraph" style:list-style-name="L20">
      <style:paragraph-properties fo:text-align="start" style:justify-single-word="false"/>
      <style:text-properties officeooo:rsid="00567e20" officeooo:paragraph-rsid="00567e20"/>
    </style:style>
    <style:style style:name="P94" style:family="paragraph" style:parent-style-name="List_20_Paragraph" style:list-style-name="L21">
      <style:text-properties officeooo:rsid="002b644d" officeooo:paragraph-rsid="002b644d"/>
    </style:style>
    <style:style style:name="P95" style:family="paragraph" style:parent-style-name="List_20_Paragraph" style:list-style-name="L21">
      <style:paragraph-properties fo:margin-left="0in" fo:margin-right="0in" fo:text-indent="0in" style:auto-text-indent="false"/>
      <style:text-properties officeooo:rsid="00492b25" officeooo:paragraph-rsid="00492b25"/>
    </style:style>
    <style:style style:name="P96" style:family="paragraph" style:parent-style-name="List_20_Paragraph" style:list-style-name="L22">
      <style:text-properties officeooo:rsid="00492b25" officeooo:paragraph-rsid="00492b25"/>
    </style:style>
    <style:style style:name="P97" style:family="paragraph" style:parent-style-name="List_20_Paragraph" style:list-style-name="L22">
      <style:text-properties officeooo:rsid="002a1919" officeooo:paragraph-rsid="002a1919"/>
    </style:style>
    <style:style style:name="P98" style:family="paragraph" style:parent-style-name="List_20_Paragraph" style:list-style-name="L22">
      <style:text-properties officeooo:rsid="002a1919" officeooo:paragraph-rsid="002c1abb"/>
    </style:style>
    <style:style style:name="P99" style:family="paragraph" style:parent-style-name="List_20_Paragraph" style:list-style-name="L22">
      <style:text-properties officeooo:rsid="003380d8" officeooo:paragraph-rsid="003380d8"/>
    </style:style>
    <style:style style:name="P100" style:family="paragraph" style:parent-style-name="List_20_Paragraph" style:list-style-name="L22">
      <style:text-properties officeooo:rsid="004b39f7" officeooo:paragraph-rsid="004b39f7"/>
    </style:style>
    <style:style style:name="P101" style:family="paragraph" style:parent-style-name="List_20_Paragraph" style:list-style-name="L22">
      <style:text-properties officeooo:rsid="0034b4de" officeooo:paragraph-rsid="0034b4de"/>
    </style:style>
    <style:style style:name="P102" style:family="paragraph" style:parent-style-name="List_20_Paragraph" style:list-style-name="L23">
      <style:text-properties officeooo:rsid="0025a843" officeooo:paragraph-rsid="0027588f"/>
    </style:style>
    <style:style style:name="P103" style:family="paragraph" style:parent-style-name="List_20_Paragraph" style:list-style-name="L24">
      <style:text-properties officeooo:paragraph-rsid="0027588f"/>
    </style:style>
    <style:style style:name="P104" style:family="paragraph" style:parent-style-name="List_20_Paragraph" style:list-style-name="L24">
      <style:text-properties officeooo:rsid="004860f5" officeooo:paragraph-rsid="004860f5"/>
    </style:style>
    <style:style style:name="P105" style:family="paragraph" style:parent-style-name="List_20_Paragraph" style:list-style-name="L25">
      <style:text-properties officeooo:paragraph-rsid="001f3efc"/>
    </style:style>
    <style:style style:name="P106" style:family="paragraph" style:parent-style-name="List_20_Paragraph" style:list-style-name="L25">
      <style:text-properties officeooo:rsid="00460db4" officeooo:paragraph-rsid="00460db4"/>
    </style:style>
    <style:style style:name="P107" style:family="paragraph" style:parent-style-name="List_20_Paragraph" style:list-style-name="L27">
      <style:text-properties officeooo:rsid="00460db4" officeooo:paragraph-rsid="00460db4"/>
    </style:style>
    <style:style style:name="P108" style:family="paragraph" style:parent-style-name="List_20_Paragraph" style:list-style-name="L25">
      <style:text-properties officeooo:rsid="0047bf5d" officeooo:paragraph-rsid="0047bf5d"/>
    </style:style>
    <style:style style:name="P109" style:family="paragraph" style:parent-style-name="List_20_Paragraph" style:list-style-name="L26">
      <style:text-properties officeooo:paragraph-rsid="001f3efc"/>
    </style:style>
    <style:style style:name="P110" style:family="paragraph" style:parent-style-name="List_20_Paragraph" style:list-style-name="L26">
      <style:text-properties officeooo:rsid="004724a1" officeooo:paragraph-rsid="004724a1"/>
    </style:style>
    <style:style style:name="P111" style:family="paragraph" style:parent-style-name="List_20_Paragraph" style:list-style-name="L26">
      <style:text-properties officeooo:rsid="004f74ad" officeooo:paragraph-rsid="004f74ad"/>
    </style:style>
    <style:style style:name="P112" style:family="paragraph" style:parent-style-name="List_20_Paragraph" style:list-style-name="L27">
      <style:text-properties officeooo:paragraph-rsid="0020acc2"/>
    </style:style>
    <style:style style:name="P113" style:family="paragraph" style:parent-style-name="List_20_Paragraph" style:list-style-name="L27">
      <style:text-properties officeooo:rsid="0020acc2" officeooo:paragraph-rsid="0020acc2"/>
    </style:style>
    <style:style style:name="P114" style:family="paragraph" style:parent-style-name="List_20_Paragraph" style:list-style-name="L27">
      <style:text-properties officeooo:rsid="001f3efc" officeooo:paragraph-rsid="0020acc2"/>
    </style:style>
    <style:style style:name="P115" style:family="paragraph" style:parent-style-name="List_20_Paragraph" style:list-style-name="L28">
      <style:text-properties officeooo:rsid="001e7f9a" officeooo:paragraph-rsid="002bbda0"/>
    </style:style>
    <style:style style:name="P116" style:family="paragraph" style:parent-style-name="List_20_Paragraph" style:list-style-name="L28">
      <style:text-properties officeooo:rsid="001e7f9a" officeooo:paragraph-rsid="003d58ff"/>
    </style:style>
    <style:style style:name="P117" style:family="paragraph" style:parent-style-name="List_20_Paragraph" style:list-style-name="L29">
      <style:text-properties officeooo:rsid="001e7f9a" officeooo:paragraph-rsid="003a681f"/>
    </style:style>
    <style:style style:name="P118" style:family="paragraph" style:parent-style-name="List_20_Paragraph" style:list-style-name="L28">
      <style:text-properties officeooo:rsid="0040ed76" officeooo:paragraph-rsid="0040ed76"/>
    </style:style>
    <style:style style:name="P119" style:family="paragraph" style:parent-style-name="List_20_Paragraph" style:list-style-name="L29">
      <style:text-properties officeooo:paragraph-rsid="001e7f9a"/>
    </style:style>
    <style:style style:name="P120" style:family="paragraph" style:parent-style-name="List_20_Paragraph" style:list-style-name="L29">
      <style:text-properties officeooo:paragraph-rsid="003a681f"/>
    </style:style>
    <style:style style:name="P121" style:family="paragraph" style:parent-style-name="List_20_Paragraph" style:list-style-name="L29">
      <style:text-properties officeooo:rsid="003e1592" officeooo:paragraph-rsid="003e1592"/>
    </style:style>
    <style:style style:name="P122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9d4aa0" officeooo:paragraph-rsid="009d4aa0"/>
    </style:style>
    <style:style style:name="P1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d4aa0" officeooo:paragraph-rsid="009d4aa0"/>
    </style:style>
    <style:style style:name="P124" style:family="paragraph" style:parent-style-name="List_20_Paragraph" style:list-style-name="L30">
      <style:paragraph-properties fo:text-align="start" style:justify-single-word="false"/>
      <style:text-properties officeooo:rsid="009d4aa0" officeooo:paragraph-rsid="009d4aa0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55d20"/>
    </style:style>
    <style:style style:name="T21" style:family="text">
      <style:text-properties officeooo:rsid="008795de"/>
    </style:style>
    <style:style style:name="T22" style:family="text">
      <style:text-properties officeooo:rsid="008947b4"/>
    </style:style>
    <style:style style:name="T23" style:family="text">
      <style:text-properties officeooo:rsid="008bbdda"/>
    </style:style>
    <style:style style:name="T24" style:family="text">
      <style:text-properties officeooo:rsid="008fd9d9"/>
    </style:style>
    <style:style style:name="T25" style:family="text">
      <style:text-properties officeooo:rsid="00917575"/>
    </style:style>
    <style:style style:name="T26" style:family="text">
      <style:text-properties officeooo:rsid="009b1baa"/>
    </style:style>
    <style:style style:name="T27" style:family="text">
      <style:text-properties officeooo:rsid="009ee9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122">Weekly Update #11</text:p>
      <text:p text:style-name="P123">11/24/2022</text:p>
      <text:p text:style-name="P123">Hours: 3</text:p>
      <text:list xml:id="list3170118828" text:style-name="L30">
        <text:list-item>
          <text:p text:style-name="P124">Realized that googling the address does not work unless you type in full domain</text:p>
        </text:list-item>
        <text:list-item>
          <text:p text:style-name="P124">Created sitemap of website</text:p>
          <text:list>
            <text:list-item>
              <text:p text:style-name="P124">plugin to create sitemap</text:p>
            </text:list-item>
          </text:list>
        </text:list-item>
        <text:list-item>
          <text:p text:style-name="P124">Registered sitemap with “Google Search Console”</text:p>
        </text:list-item>
        <text:list-item>
          <text:p text:style-name="P124">Ran into issue where my app was only being sent to http instead of https</text:p>
          <text:list>
            <text:list-item>
              <text:p text:style-name="P124">This caused the login system to no longer work</text:p>
            </text:list-item>
            <text:list-item>
              <text:p text:style-name="P124">Fixed this by hours of googling and finding code that automagically determines if the user is at http and sets them to https <text:span text:style-name="T27">(This took forever)</text:span></text:p>
            </text:list-item>
          </text:list>
        </text:list-item>
      </text:list>
      <text:p text:style-name="P48">Weekly Update #10</text:p>
      <text:p text:style-name="P51">11/22/2022</text:p>
      <text:p text:style-name="P51">Hours: 3</text:p>
      <text:list xml:id="list2212010342" text:style-name="L1">
        <text:list-item>
          <text:p text:style-name="P52">Spent a lot of time on extra styling again</text:p>
        </text:list-item>
        <text:list-item>
          <text:p text:style-name="P52">Fixed many styling issues with mobile devices</text:p>
          <text:list>
            <text:list-item>
              <text:p text:style-name="P52">A lot of the app had issues with stuff running off screen or just looking weird</text:p>
            </text:list-item>
          </text:list>
        </text:list-item>
        <text:list-item>
          <text:p text:style-name="P52">Fixed a couple more bugs</text:p>
          <text:list>
            <text:list-item>
              <text:p text:style-name="P52">Embarrassingly one of the bugs I found was that when creating a transaction, you could not enter a decimal number. (easy fix but definitely would have looked dumb when demoing the app)</text:p>
            </text:list-item>
          </text:list>
        </text:list-item>
        <text:list-item>
          <text:p text:style-name="P53">Running into an issue right now with the login system</text:p>
          <text:list>
            <text:list-item>
              <text:p text:style-name="P53">Mostly that if you refresh the page you are immediately kicked back too the main screen</text:p>
            </text:list-item>
            <text:list-item>
              <text:p text:style-name="P53">Also if you click the profile tab, the website re-logs you in</text:p>
              <text:list>
                <text:list-item>
                  <text:p text:style-name="P53">Everything works but it is a little weird seeing the webpage load twice in a row</text:p>
                </text:list-item>
              </text:list>
            </text:list-item>
          </text:list>
        </text:list-item>
      </text:list>
      <text:p text:style-name="P48"/>
      <text:p text:style-name="P49">11/1<text:span text:style-name="T26">8</text:span>/2022</text:p>
      <text:p text:style-name="P49">Hours: 3</text:p>
      <text:list xml:id="list201587085" text:style-name="L2">
        <text:list-item>
          <text:p text:style-name="P54">Learned about html draggable</text:p>
          <text:list>
            <text:list-item>
              <text:p text:style-name="P54">Tried to implement, did not get working yet but I have the idea in mind</text:p>
            </text:list-item>
            <text:list-item>
              <text:p text:style-name="P54">Fixed various styling around the site</text:p>
            </text:list-item>
            <text:list-item>
              <text:p text:style-name="P54">misc bug fixes</text:p>
            </text:list-item>
          </text:list>
        </text:list-item>
      </text:list>
      <text:p text:style-name="P50"/>
      <text:p text:style-name="P50"/>
      <text:p text:style-name="P43">Weekly Update #9</text:p>
      <text:p text:style-name="P47">11/13/2022</text:p>
      <text:p text:style-name="P47">Hours: 3</text:p>
      <text:list xml:id="list1985971779" text:style-name="L3">
        <text:list-item>
          <text:p text:style-name="P56">User profiles now accessible</text:p>
        </text:list-item>
        <text:list-item>
          <text:p text:style-name="P56">can edit user information</text:p>
        </text:list-item>
        <text:list-item>
          <text:p text:style-name="P56">api routes set up for updating</text:p>
        </text:list-item>
        <text:list-item>
          <text:p text:style-name="P56">state set up for updating</text:p>
        </text:list-item>
        <text:list-item>
          <text:p text:style-name="P56">new module created for user profile</text:p>
        </text:list-item>
      </text:list>
      <text:p text:style-name="P47"/>
      <text:p text:style-name="P47"/>
      <text:p text:style-name="P46">11/12/2022</text:p>
      <text:p text:style-name="P46">Hours: 3.5</text:p>
      <text:list xml:id="list3515739174" text:style-name="L4">
        <text:list-item>
          <text:p text:style-name="P57"><text:soft-page-break/>Email invitations working properly</text:p>
        </text:list-item>
        <text:list-item>
          <text:p text:style-name="P58">Wrote email api</text:p>
        </text:list-item>
        <text:list-item>
          <text:p text:style-name="P58">Wrote email database queries</text:p>
        </text:list-item>
        <text:list-item>
          <text:p text:style-name="P57">Spent hours trying to figure out logout callbacks because of an issue:</text:p>
          <text:list>
            <text:list-item>
              <text:p text:style-name="P57">Users cannot join a group without logging in</text:p>
            </text:list-item>
            <text:list-item>
              <text:p text:style-name="P57">After a user logs in, the page instantly redirects to the homepage</text:p>
            </text:list-item>
            <text:list-item>
              <text:p text:style-name="P57">This would cause users to:</text:p>
              <text:list>
                <text:list-item>
                  <text:p text:style-name="P57">click email link</text:p>
                </text:list-item>
                <text:list-item>
                  <text:p text:style-name="P57">login</text:p>
                </text:list-item>
                <text:list-item>
                  <text:p text:style-name="P57">get redirected to homepage</text:p>
                </text:list-item>
                <text:list-item>
                  <text:p text:style-name="P57">go back to email and click the link again</text:p>
                </text:list-item>
              </text:list>
            </text:list-item>
            <text:list-item>
              <text:p text:style-name="P57">Issue is fixed now, page auto logs in, accepts group invite and redirects</text:p>
            </text:list-item>
          </text:list>
        </text:list-item>
      </text:list>
      <text:p text:style-name="P43"/>
      <text:p text:style-name="P43"/>
      <text:p text:style-name="P45">11/11/2022</text:p>
      <text:p text:style-name="P45">Hours: 3</text:p>
      <text:list xml:id="list568716518" text:style-name="L5">
        <text:list-item>
          <text:p text:style-name="P59">Added lots of methods to state</text:p>
          <text:list>
            <text:list-item>
              <text:p text:style-name="P59">Lots of redundant code for api refactored into state calls instead</text:p>
              <text:list>
                <text:list-item>
                  <text:p text:style-name="P59">this reduces the number of times I need to call the server in order to get basic things such as:</text:p>
                  <text:list>
                    <text:list-item>
                      <text:p text:style-name="P59">group members</text:p>
                    </text:list-item>
                    <text:list-item>
                      <text:p text:style-name="P59">user id</text:p>
                    </text:list-item>
                    <text:list-item>
                      <text:p text:style-name="P59">user name</text:p>
                    </text:list-item>
                    <text:list-item>
                      <text:p text:style-name="P59">group inform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ouched basically every file today, I plan to continue to consolidate api methods similarly</text:p>
          <text:list>
            <text:list-item>
              <text:list>
                <text:list-header>
                  <text:p text:style-name="P60"/>
                </text:list-header>
              </text:list>
            </text:list-item>
          </text:list>
        </text:list-item>
      </text:list>
      <text:p text:style-name="P43"/>
      <text:p text:style-name="P44">11/10/2022</text:p>
      <text:p text:style-name="P44">Hours: 3</text:p>
      <text:list xml:id="list324188177" text:style-name="L6">
        <text:list-item>
          <text:p text:style-name="P62">Worked on Calendar</text:p>
          <text:list>
            <text:list-item>
              <text:p text:style-name="P62">Another api route set up for editing events</text:p>
            </text:list-item>
            <text:list-item>
              <text:p text:style-name="P62">also explored a better way of setting up routes</text:p>
              <text:list>
                <text:list-item>
                  <text:p text:style-name="P62">(Currently I have an excessive number of files for the api, I think I can minimize this)</text:p>
                </text:list-item>
              </text:list>
            </text:list-item>
          </text:list>
        </text:list-item>
        <text:list-item>
          <text:p text:style-name="P62">Learned about using Vuex state</text:p>
          <text:list>
            <text:list-item>
              <text:p text:style-name="P62">Initial state setup for groups and users</text:p>
              <text:list>
                <text:list-item>
                  <text:p text:style-name="P62">Hoping to use this to get data that does not change for the group <text:span text:style-name="T25">and users</text:span> between components instead of constantly calling the api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>Weekly Update #8</text:p>
      <text:p text:style-name="P42">1<text:span text:style-name="T24">1</text:span>/07/2022</text:p>
      <text:p text:style-name="P42">Hours: 2</text:p>
      <text:list xml:id="list4076149132" text:style-name="L7">
        <text:list-item>
          <text:p text:style-name="P63">Worked on email invitations</text:p>
          <text:list>
            <text:list-item>
              <text:p text:style-name="P63">Emails are sent properly to recipients</text:p>
            </text:list-item>
            <text:list-item>
              <text:p text:style-name="P63"><text:span text:style-name="T23">N</text:span>eed to set up ability to join group</text:p>
            </text:list-item>
            <text:list-item>
              <text:p text:style-name="P65">api link to send email</text:p>
            </text:list-item>
            <text:list-item>
              <text:p text:style-name="P65">new email package found for sending emails</text:p>
            </text:list-item>
            <text:list-item>
              <text:p text:style-name="P65"><text:soft-page-break/>area to enter the recipients email</text:p>
            </text:list-item>
          </text:list>
          <text:p text:style-name="P64"/>
        </text:list-item>
      </text:list>
      <text:p text:style-name="P39"/>
      <text:p text:style-name="P40">1<text:span text:style-name="T24">1</text:span>/07/2022</text:p>
      <text:p text:style-name="P40">Hours: <text:span text:style-name="T21">3</text:span></text:p>
      <text:p text:style-name="P41">Note: <text:s/><text:span text:style-name="T22">B</text:span>usy weekend, did not get a lot done this sprint</text:p>
      <text:list xml:id="list2572447944" text:style-name="L8">
        <text:list-item>
          <text:p text:style-name="P66">Can remove users from group</text:p>
        </text:list-item>
        <text:list-item>
          <text:p text:style-name="P66">Can see users contact info in settings</text:p>
        </text:list-item>
        <text:list-item>
          <text:p text:style-name="P67">Can change group name</text:p>
        </text:list-item>
        <text:list-item>
          <text:p text:style-name="P68">Changed <text:span text:style-name="T20">various </text:span>minor things around the project</text:p>
          <text:p text:style-name="P68"/>
        </text:list-item>
      </text:list>
      <text:p text:style-name="P33"/>
      <text:p text:style-name="P33">Weekly Update # <text:span text:style-name="T16">7</text:span></text:p>
      <text:p text:style-name="P37">10/31/2022</text:p>
      <text:p text:style-name="P37">Hours: 6</text:p>
      <text:p text:style-name="P37">Note: <text:span text:style-name="T19">Need to fix some styling for things I worked on today but lots of progress</text:span></text:p>
      <text:list xml:id="list2238550874" text:style-name="L9">
        <text:list-item>
          <text:p text:style-name="P69">Grocery list finished</text:p>
        </text:list-item>
        <text:list-item>
          <text:p text:style-name="P69">Chore list finished</text:p>
        </text:list-item>
        <text:list-item>
          <text:p text:style-name="P69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2105994962" text:style-name="L10">
        <text:list-item>
          <text:p text:style-name="P70">Finished almost entire grocery list area</text:p>
          <text:list>
            <text:list-item>
              <text:p text:style-name="P70">Routes</text:p>
            </text:list-item>
            <text:list-item>
              <text:p text:style-name="P70">Create a list</text:p>
            </text:list-item>
            <text:list-item>
              <text:p text:style-name="P70">add items</text:p>
            </text:list-item>
            <text:list-item>
              <text:p text:style-name="P70">remove items</text:p>
            </text:list-item>
            <text:list-item>
              <text:p text:style-name="P70">Check off items</text:p>
            </text:list-item>
            <text:list-item>
              <text:p text:style-name="P70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3106457701" text:style-name="L11">
        <text:list-item>
          <text:p text:style-name="P71">Create transaction screen</text:p>
          <text:list>
            <text:list-item>
              <text:p text:style-name="P71">Fixed screen for mobile users</text:p>
            </text:list-item>
            <text:list-item>
              <text:p text:style-name="P71">After user types in amount, also calculates percentage and amount owed per user</text:p>
            </text:list-item>
            <text:list-item>
              <text:p text:style-name="P71"/>
            </text:list-item>
          </text:list>
        </text:list-item>
      </text:list>
      <text:p text:style-name="P32"/>
      <text:p text:style-name="P24"/>
      <text:p text:style-name="P24"/>
      <text:p text:style-name="P34">Weekly Update # 6</text:p>
      <text:p text:style-name="P35">10/24/2022</text:p>
      <text:p text:style-name="P35">Hours: <text:span text:style-name="T17">3</text:span></text:p>
      <text:list xml:id="list594056157" text:style-name="L12">
        <text:list-item>
          <text:p text:style-name="P72">Form validation on create a transaction</text:p>
        </text:list-item>
        <text:list-item>
          <text:p text:style-name="P72">Drew out some of the database relationships for a final project</text:p>
        </text:list-item>
        <text:list-item>
          <text:p text:style-name="P72">A lot commenting / documentation for my code</text:p>
        </text:list-item>
        <text:list-item>
          <text:p text:style-name="P72">Researched google calendar a bit (compare with fullCalendar)</text:p>
        </text:list-item>
        <text:list-item>
          <text:p text:style-name="P72"><text:soft-page-break/></text:p>
        </text:list-item>
      </text:list>
      <text:p text:style-name="P24">Weekly Update #5</text:p>
      <text:p text:style-name="P31">10/18/2022</text:p>
      <text:p text:style-name="P31">Hours: 1.5</text:p>
      <text:list xml:id="list897795402" text:style-name="L13">
        <text:list-item>
          <text:p text:style-name="P73">Attempted form validation (for some reason form refreshes page and causes api calls to not work)</text:p>
        </text:list-item>
        <text:list-item>
          <text:p text:style-name="P73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1615665439" text:style-name="L14">
        <text:list-item>
          <text:p text:style-name="P74">Another Api route created to find specific user debt</text:p>
        </text:list-item>
        <text:list-item>
          <text:p text:style-name="P74">Created whole view debt component</text:p>
          <text:list>
            <text:list-item>
              <text:p text:style-name="P74">Pay off debt</text:p>
              <text:list>
                <text:list-item>
                  <text:p text:style-name="P74">Debt instantly removed from table</text:p>
                </text:list-item>
                <text:list-item>
                  <text:p text:style-name="P74">Debt marked as payed</text:p>
                </text:list-item>
              </text:list>
            </text:list-item>
            <text:list-item>
              <text:p text:style-name="P74">View Transaction</text:p>
            </text:list-item>
          </text:list>
        </text:list-item>
        <text:list-item>
          <text:p text:style-name="P75">Misc items</text:p>
        </text:list-item>
      </text:list>
      <text:p text:style-name="P24"/>
      <text:p text:style-name="P29">10/16/2022</text:p>
      <text:p text:style-name="P29">Hours: 2.5</text:p>
      <text:list xml:id="list1356651632" text:style-name="L15">
        <text:list-item>
          <text:p text:style-name="P76">Changed theme of site</text:p>
          <text:list>
            <text:list-item>
              <text:p text:style-name="P76">Font</text:p>
            </text:list-item>
            <text:list-item>
              <text:p text:style-name="P76">Colors</text:p>
            </text:list-item>
            <text:list-item>
              <text:p text:style-name="P76">Table changes</text:p>
            </text:list-item>
          </text:list>
        </text:list-item>
        <text:list-item>
          <text:p text:style-name="P76">Set up good portion of debt</text:p>
          <text:list>
            <text:list-item>
              <text:p text:style-name="P76">Adds debt to user on transaction creation</text:p>
            </text:list-item>
            <text:list-item>
              <text:p text:style-name="P76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3160742693" text:style-name="L16">
        <text:list-item>
          <text:p text:style-name="P77">Added row double click to view transaction details on each row of table</text:p>
        </text:list-item>
        <text:list-item>
          <text:p text:style-name="P77">Back buttons on each tab so users can go to and from</text:p>
          <text:list>
            <text:list-item>
              <text:p text:style-name="P77">Financial</text:p>
            </text:list-item>
            <text:list-item>
              <text:p text:style-name="P77">View Transaction</text:p>
            </text:list-item>
            <text:list-item>
              <text:p text:style-name="P77">Create Transactions</text:p>
            </text:list-item>
          </text:list>
        </text:list-item>
        <text:list-item>
          <text:p text:style-name="P77">Created new table to work on user debt storage</text:p>
        </text:list-item>
        <text:list-item>
          <text:p text:style-name="P77">Little bit of CSS here and there (Website still looks ugly though)</text:p>
        </text:list-item>
        <text:list-item>
          <text:p text:style-name="P78">Fixed a bug where the page would load before making the API call to get the group information</text:p>
          <text:list>
            <text:list-item>
              <text:p text:style-name="P78">(Just made mounted async and added awaits to gathering information)</text:p>
            </text:list-item>
          </text:list>
        </text:list-item>
        <text:list-item>
          <text:p text:style-name="P79">Created user Debt route in API</text:p>
        </text:list-item>
        <text:list-item>
          <text:p text:style-name="P79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753389827" text:style-name="L17">
        <text:list-item>
          <text:p text:style-name="P80">Users can now create transactions</text:p>
        </text:list-item>
        <text:list-item>
          <text:p text:style-name="P80">Transactions popup in list in financial dashboard</text:p>
        </text:list-item>
        <text:list-item>
          <text:p text:style-name="P80"><text:soft-page-break/>Transaction routes set up</text:p>
        </text:list-item>
      </text:list>
      <text:p text:style-name="P25"/>
      <text:p text:style-name="P26">10/15/2022</text:p>
      <text:p text:style-name="P26">Hours: 3</text:p>
      <text:list xml:id="list896051378" text:style-name="L18">
        <text:list-item>
          <text:p text:style-name="P81">Admin tab skeleton made</text:p>
          <text:list>
            <text:list-item>
              <text:p text:style-name="P81">Allows users to invite other members to the group</text:p>
            </text:list-item>
            <text:list-item>
              <text:p text:style-name="P82">New Api route to invite users to a group</text:p>
            </text:list-item>
          </text:list>
        </text:list-item>
        <text:list-item>
          <text:p text:style-name="P83">Groundwork done to allow users to switch between different views in their group tab</text:p>
        </text:list-item>
        <text:list-item>
          <text:p text:style-name="P84">Spent some time trying to consolidate all api calls to their own individual files</text:p>
          <text:list>
            <text:list-item>
              <text:p text:style-name="P84">Had issues with this</text:p>
              <text:list>
                <text:list-item>
                  <text:p text:style-name="P84">Kept returning a promise instead of the actual data I wanted so none of the pages loaded</text:p>
                </text:list-item>
                <text:list-item>
                  <text:p text:style-name="P84">Will revisit this issue later</text:p>
                </text:list-item>
              </text:list>
            </text:list-item>
          </text:list>
        </text:list-item>
        <text:list-item>
          <text:p text:style-name="P85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3096505722" text:style-name="L19">
        <text:list-item>
          <text:p text:style-name="P86">Created an area to add transactions</text:p>
          <text:list>
            <text:list-item>
              <text:p text:style-name="P87">Dynamic for <text:span text:style-name="T13">adding multiple amounts to different people</text:span></text:p>
            </text:list-item>
          </text:list>
        </text:list-item>
        <text:list-item>
          <text:p text:style-name="P86">Created table to hold transactions</text:p>
        </text:list-item>
        <text:list-item>
          <text:p text:style-name="P86">Started setting up routes for finances</text:p>
          <text:list>
            <text:list-item>
              <text:p text:style-name="P86">( I think this is mostly done)</text:p>
            </text:list-item>
          </text:list>
        </text:list-item>
        <text:list-item>
          <text:p text:style-name="P88">Navbar created in group dashboard</text:p>
          <text:list>
            <text:list-item>
              <text:p text:style-name="P89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710348871" text:style-name="L20">
        <text:list-item>
          <text:p text:style-name="P90">Working on financial section now</text:p>
          <text:list>
            <text:list-item>
              <text:p text:style-name="P91">Currently have bare-bones page passed along the groupID and each of the group members info</text:p>
            </text:list-item>
            <text:list-item>
              <text:p text:style-name="P92">Debating about how to handle data <text:span text:style-name="T12">in this section</text:span></text:p>
            </text:list-item>
          </text:list>
        </text:list-item>
        <text:list-item>
          <text:p text:style-name="P90">Added userinfo table to store names, contact info, etc..</text:p>
          <text:list>
            <text:list-item>
              <text:p text:style-name="P93">When entering group dashboard</text:p>
              <text:list>
                <text:list-item>
                  <text:p text:style-name="P93">Automatically checks if user already entered into userinfo table</text:p>
                  <text:list>
                    <text:list-item>
                      <text:p text:style-name="P93">if not then creates an entry</text:p>
                    </text:list-item>
                    <text:list-item>
                      <text:p text:style-name="P93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added financial table to store transactions</text:p>
        </text:list-item>
        <text:list-item>
          <text:p text:style-name="P90">API routes to access userinfo</text:p>
          <text:list>
            <text:list-item>
              <text:p text:style-name="P90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3677448487" text:style-name="L21">
        <text:list-item>
          <text:p text:style-name="P94">Front end now allows you to select current group and go to it (Barren view currently)</text:p>
        </text:list-item>
        <text:list-item>
          <text:p text:style-name="P94">Set up initial dashboard area <text:span text:style-name="T10">API</text:span> calls <text:span text:style-name="T11">for group</text:span></text:p>
        </text:list-item>
        <text:list-item>
          <text:p text:style-name="P94">After selecting group you are sent to new page along with groupID prop that you can use to pull group data</text:p>
          <text:list>
            <text:list-item>
              <text:p text:style-name="P94">Members info</text:p>
            </text:list-item>
            <text:list-item>
              <text:p text:style-name="P94">Group info</text:p>
            </text:list-item>
            <text:list-item>
              <text:p text:style-name="P94"><text:soft-page-break/>Set up another <text:span text:style-name="T9">API</text:span> route to allow finding members from specific groupID</text:p>
            </text:list-item>
          </text:list>
          <text:p text:style-name="P95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1037921082" text:style-name="L22">
        <text:list-item>
          <text:p text:style-name="P97">Added section to front end that will allow users to create, join, and go to your current groups</text:p>
        </text:list-item>
        <text:list-item>
          <text:p text:style-name="P98">Changed a table and a couple columns containing user data in database </text:p>
          <text:list>
            <text:list-item>
              <text:p text:style-name="P98">(realized that current table setup did now allow me to record group member names)</text:p>
            </text:list-item>
          </text:list>
        </text:list-item>
        <text:list-item>
          <text:p text:style-name="P99">Created rough templates of how group area would look (Figma.com)</text:p>
        </text:list-item>
        <text:list-item>
          <text:p text:style-name="P100">Logbook and Schematics pushed in git repo now instead of separate file storage</text:p>
        </text:list-item>
        <text:list-item>
          <text:p text:style-name="P101">Edited multiple routes on <text:span text:style-name="T8">API</text:span></text:p>
          <text:list>
            <text:list-item>
              <text:p text:style-name="P96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3112403349" text:style-name="L23">
        <text:list-item>
          <text:p text:style-name="P102">Kind of had to redesign how I was setting up the database to handle groups now that I have user accounts working</text:p>
        </text:list-item>
        <text:list-item>
          <text:p text:style-name="P102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161993474" text:style-name="L24">
        <text:list-item>
          <text:p text:style-name="P103">Creating a group automatically makes next call to add user to the group</text:p>
        </text:list-item>
        <text:list-item>
          <text:p text:style-name="P103">Navbar, login, logout, baren roommate dashboard with ugly white background</text:p>
        </text:list-item>
        <text:list-item>
          <text:p text:style-name="P103">Once you log in, all groups related to you are pulled in and seen</text:p>
        </text:list-item>
        <text:list-item>
          <text:p text:style-name="P104">API routes more modular</text:p>
          <text:list>
            <text:list-item>
              <text:p text:style-name="P104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2063054179" text:style-name="L25">
        <text:list-item>
          <text:p text:style-name="P105">Get unique key from each user</text:p>
        </text:list-item>
        <text:list-item>
          <text:p text:style-name="P105">Began implementing some routes in Node API</text:p>
        </text:list-item>
        <text:list-item>
          <text:p text:style-name="P106">Updated README with useful information and commands</text:p>
        </text:list-item>
        <text:list-item>
          <text:p text:style-name="P108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1122841855" text:style-name="L26">
        <text:list-item>
          <text:p text:style-name="P109">User accounts working <text:span text:style-name="T3">(Can log in with google accounts)</text:span></text:p>
        </text:list-item>
        <text:list-item>
          <text:p text:style-name="P109">Log in </text:p>
        </text:list-item>
        <text:list-item>
          <text:p text:style-name="P109"><text:soft-page-break/>Log out</text:p>
        </text:list-item>
        <text:list-item>
          <text:p text:style-name="P110">Found NPM software to auto restart Node API when saving file</text:p>
        </text:list-item>
        <text:list-item>
          <text:p text:style-name="P111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3174552997" text:style-name="L27">
        <text:list-item>
          <text:p text:style-name="P112">Re-made git library</text:p>
        </text:list-item>
        <text:list-item>
          <text:p text:style-name="P113">Re-made vue project</text:p>
        </text:list-item>
        <text:list-item>
          <text:p text:style-name="P112"><text:span text:style-name="T2">E</text:span>nvironment match with my production environment</text:p>
        </text:list-item>
        <text:list-item>
          <text:p text:style-name="P112">Git pushes on master branch will auto build on production</text:p>
        </text:list-item>
        <text:list-item>
          <text:p text:style-name="P114">Routes work on both production and local dev environment</text:p>
        </text:list-item>
        <text:list-item>
          <text:p text:style-name="P113">Set up proxy to work with local API</text:p>
        </text:list-item>
        <text:list-item>
          <text:p text:style-name="P107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880017771" text:style-name="L28">
        <text:list-item>
          <text:p text:style-name="P115">issues getting the server to run</text:p>
        </text:list-item>
        <text:list-item>
          <text:p text:style-name="P116">I tried to set up just a test database to pull data from using postgresql </text:p>
        </text:list-item>
        <text:list-item>
          <text:p text:style-name="P115">learning to use node as an api for the database</text:p>
        </text:list-item>
        <text:list-item>
          <text:p text:style-name="P118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3232777584" text:style-name="L29">
        <text:list-item>
          <text:p text:style-name="P119">I had issues getting my github to let me log in</text:p>
        </text:list-item>
        <text:list-item>
          <text:p text:style-name="P121">Initial Vue project created</text:p>
        </text:list-item>
        <text:list-item>
          <text:p text:style-name="P119">It took me a little while to get a functional test running</text:p>
        </text:list-item>
        <text:list-item>
          <text:p text:style-name="P120">I had several issues getting the database to run</text:p>
        </text:list-item>
        <text:list-item>
          <text:p text:style-name="P117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24T23:03:48.080323831</dc:date>
    <meta:editing-duration>PT2H5M54S</meta:editing-duration>
    <meta:editing-cycles>112</meta:editing-cycles>
    <meta:document-statistic meta:table-count="0" meta:image-count="0" meta:object-count="0" meta:page-count="7" meta:paragraph-count="261" meta:word-count="1831" meta:character-count="9387" meta:non-whitespace-character-count="7991"/>
  </office:meta>
</office:document-meta>
</file>